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DejaVu Math TeX Gyre3" svg:font-family="'DejaVu Math TeX Gyre'"/>
    <style:font-face style:name="DejaVu Math TeX Gyre9" svg:font-family="'DejaVu Math TeX Gyre'" style:font-adornments="Normal"/>
    <style:font-face style:name="DejaVu Math TeX Gyre6" svg:font-family="'DejaVu Math TeX Gyre'" style:font-adornments="Semibold"/>
    <style:font-face style:name="DejaVu Math TeX Gyre11" svg:font-family="'DejaVu Math TeX Gyre'" style:font-adornments="太字"/>
    <style:font-face style:name="DejaVu Math TeX Gyre2" svg:font-family="'DejaVu Math TeX Gyre'" style:font-adornments="標準"/>
    <style:font-face style:name="OpenSymbol2" svg:font-family="OpenSymbol, 'Arial Unicode MS'"/>
    <style:font-face style:name="DejaVu Math TeX Gyre" svg:font-family="'DejaVu Math TeX Gyre'" style:font-family-generic="roman"/>
    <style:font-face style:name="Liberation Sans4" svg:font-family="'Liberation Sans'" style:font-family-generic="roman"/>
    <style:font-face style:name="FreeSans3" svg:font-family="FreeSans" style:font-family-generic="swiss"/>
    <style:font-face style:name="DejaVu Math TeX Gyre7" svg:font-family="'DejaVu Math TeX Gyre'" style:font-family-generic="system"/>
    <style:font-face style:name="FreeSans4" svg:font-family="FreeSans" style:font-family-generic="system"/>
    <style:font-face style:name="Noto Sans CJK SC Regular1" svg:font-family="'Noto Sans CJK SC Regular'" style:font-family-generic="system"/>
    <style:font-face style:name="DejaVu Math TeX Gyre4" svg:font-family="'DejaVu Math TeX Gyre'" style:font-pitch="variable"/>
    <style:font-face style:name="DejaVu Math TeX Gyre8" svg:font-family="'DejaVu Math TeX Gyre'" style:font-adornments="Normal" style:font-pitch="variable"/>
    <style:font-face style:name="DejaVu Math TeX Gyre5" svg:font-family="'DejaVu Math TeX Gyre'" style:font-adornments="Semibold" style:font-pitch="variable"/>
    <style:font-face style:name="DejaVu Math TeX Gyre10" svg:font-family="'DejaVu Math TeX Gyre'" style:font-adornments="太字" style:font-pitch="variable"/>
    <style:font-face style:name="DejaVu Math TeX Gyre1" svg:font-family="'DejaVu Math TeX Gyre'" style:font-adornments="標準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0000" draw:fill-color="#ff6666" draw:textarea-horizontal-align="justify" draw:textarea-vertical-align="middle" draw:auto-grow-height="false" fo:min-height="1.274cm" fo:min-width="3.5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9900" draw:fill-color="#00cc00" draw:textarea-horizontal-align="justify" draw:textarea-vertical-align="middle" draw:auto-grow-height="false" fo:min-height="1.274cm" fo:min-width="3.564cm"/>
    </style:style>
    <style:style style:name="gr9" style:family="graphic" style:parent-style-name="standard">
      <style:graphic-properties svg:stroke-color="#009900" draw:fill-color="#00cc00" draw:textarea-horizontal-align="justify" draw:textarea-vertical-align="middle" draw:auto-grow-height="false" fo:min-height="0.473cm" fo:min-width="6.9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38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47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31cm"/>
      <style:paragraph-properties style:writing-mode="lr-tb"/>
    </style:style>
    <style:style style:name="pr1" style:family="presentation" style:parent-style-name="Classy_5f_Red-title">
      <style:graphic-properties draw:auto-grow-height="true" fo:min-height="4.735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Midnightblue-outline1">
      <style:graphic-properties fo:min-height="11.93cm"/>
      <style:paragraph-properties style:writing-mode="lr-tb"/>
    </style:style>
    <style:style style:name="pr7" style:family="presentation" style:parent-style-name="Midnightblue-notes">
      <style:graphic-properties draw:fill-color="#ffffff" fo:min-height="12.572cm"/>
      <style:paragraph-properties style:writing-mode="lr-tb"/>
    </style:style>
    <style:style style:name="pr8" style:family="presentation" style:parent-style-name="Midnightblue-outline1">
      <style:graphic-properties fo:min-height="11.929cm"/>
      <style:paragraph-properties style:writing-mode="lr-tb"/>
    </style:style>
    <style:style style:name="pr9" style:family="presentation" style:parent-style-name="Midnightblue_5f_-title">
      <style:graphic-properties fo:min-height="2.413cm"/>
      <style:paragraph-properties style:writing-mode="lr-tb"/>
    </style:style>
    <style:style style:name="pr10" style:family="presentation" style:parent-style-name="Midnightblue_5f_-notes">
      <style:graphic-properties draw:fill-color="#ffffff" fo:min-height="12.572cm"/>
      <style:paragraph-properties style:writing-mode="lr-tb"/>
    </style:style>
    <style:style style:name="pr11" style:family="presentation" style:parent-style-name="Midnightblue-outline1" style:list-style-name="L2">
      <style:graphic-properties draw:auto-grow-height="true" draw:fit-to-size="false" style:shrink-to-fit="false" fo:min-height="13.758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2cm" style:use-optimal-column-width="false"/>
    </style:style>
    <style:style style:name="co3" style:family="table-column">
      <style:table-column-properties style:column-width="2.405cm" style:use-optimal-column-width="false"/>
    </style:style>
    <style:style style:name="co4" style:family="table-column">
      <style:table-column-properties style:column-width="4.314cm" style:use-optimal-column-width="false"/>
    </style:style>
    <style:style style:name="co5" style:family="table-column">
      <style:table-column-properties style:column-width="6.733cm" style:use-optimal-column-width="false"/>
    </style:style>
    <style:style style:name="co6" style:family="table-column">
      <style:table-column-properties style:column-width="6.732cm" style:use-optimal-column-width="false"/>
    </style:style>
    <style:style style:name="co7" style:family="table-column">
      <style:table-column-properties style:column-width="8.369cm" style:use-optimal-column-width="false"/>
    </style:style>
    <style:style style:name="co8" style:family="table-column">
      <style:table-column-properties style:column-width="16.832cm" style:use-optimal-column-width="false"/>
    </style:style>
    <style:style style:name="co9" style:family="table-column">
      <style:table-column-properties style:column-width="1.27cm" style:use-optimal-column-width="false"/>
    </style:style>
    <style:style style:name="co10" style:family="table-column">
      <style:table-column-properties style:column-width="2.731cm" style:use-optimal-column-width="false"/>
    </style:style>
    <style:style style:name="co11" style:family="table-column">
      <style:table-column-properties style:column-width="2.733cm" style:use-optimal-column-width="false"/>
    </style:style>
    <style:style style:name="co12" style:family="table-column">
      <style:table-column-properties style:column-width="4.857cm" style:use-optimal-column-width="false"/>
    </style:style>
    <style:style style:name="co13" style:family="table-column">
      <style:table-column-properties style:column-width="2.569cm" style:use-optimal-column-width="false"/>
    </style:style>
    <style:style style:name="ro1" style:family="table-row">
      <style:table-row-properties style:row-height="3.363cm" style:use-optimal-row-height="false"/>
    </style:style>
    <style:style style:name="ro2" style:family="table-row">
      <style:table-row-properties style:row-height="3.372cm" style:use-optimal-row-height="false"/>
    </style:style>
    <style:style style:name="ro3" style:family="table-row">
      <style:table-row-properties style:row-height="1.706cm" style:use-optimal-row-height="false"/>
    </style:style>
    <style:style style:name="ro4" style:family="table-row">
      <style:table-row-properties style:row-height="4.176cm" style:use-optimal-row-height="false"/>
    </style:style>
    <style:style style:name="ro5" style:family="table-row">
      <style:table-row-properties style:row-height="3.151cm" style:use-optimal-row-height="false"/>
    </style:style>
    <style:style style:name="ro6" style:family="table-row">
      <style:table-row-properties style:row-height="3.158cm" style:use-optimal-row-height="false"/>
    </style:style>
    <style:style style:name="ro7" style:family="table-row">
      <style:table-row-properties style:row-height="2.313cm" style:use-optimal-row-height="false"/>
    </style:style>
    <style:style style:name="ro8" style:family="table-row">
      <style:table-row-properties style:row-height="1.118cm" style:use-optimal-row-height="false"/>
    </style:style>
    <style:style style:name="ro9" style:family="table-row">
      <style:table-row-properties style:row-height="2.142cm" style:use-optimal-row-height="false"/>
    </style:style>
    <style:style style:name="ro10" style:family="table-row">
      <style:table-row-properties style:row-height="1.185cm" style:use-optimal-row-height="false"/>
    </style:style>
    <style:style style:name="ro11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ce4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bold" style:font-name-complex="FreeSans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textarea-vertical-align="middle"/>
      <style:paragraph-properties fo:text-align="center"/>
      <style:text-properties fo:color="#ce181e" loext:opacity="100%"/>
    </style:style>
    <style:style style:name="ce6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color="#ce181e" loext:opacity="100%"/>
    </style:style>
    <style:style style:name="ce7" style:family="table-cell">
      <loext:graphic-properties draw:textarea-vertical-align="middle"/>
      <style:paragraph-properties fo:text-align="center"/>
      <style:text-properties fo:color="#ff9900" loext:opacity="100%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loext:graphic-properties draw:textarea-vertical-align="middle"/>
      <style:paragraph-properties fo:text-align="center"/>
      <style:text-properties fo:color="#009900" loext:opacity="100%"/>
    </style:style>
    <style:style style:name="ce10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11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-color="#ccccff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0.0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4" style:family="table-cell">
      <loext:graphic-properties draw:fill-color="#9999ff" draw:textarea-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>
      <loext:graphic-properties draw:textarea-vertical-align="middle"/>
      <style:paragraph-properties fo:text-align="start"/>
      <style:text-properties fo:font-size="13pt" style:font-size-asian="13pt" style:font-size-complex="13pt"/>
    </style:style>
    <style:style style:name="ce16" style:family="table-cell">
      <loext:graphic-properties draw:textarea-vertical-align="middle"/>
      <style:paragraph-properties fo:text-align="start" fo:border-left="0.03pt solid #ffffff" fo:border-right="none" fo:border-top="0.03pt solid #ffffff" fo:border-bottom="none"/>
      <style:text-properties fo:font-size="16pt" style:font-size-asian="16pt" style:font-size-complex="16pt"/>
    </style:style>
    <style:style style:name="ce17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3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3" style:font-size-asian="24pt" style:language-asian="zh" style:country-asian="CN" style:font-style-asian="normal" style:font-weight-asian="bold" style:font-name-complex="DejaVu Math TeX Gyre3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none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3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3" style:font-size-asian="24pt" style:language-asian="zh" style:country-asian="CN" style:font-style-asian="normal" style:font-weight-asian="bold" style:font-name-complex="DejaVu Math TeX Gyre3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9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0.0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paragraph-properties fo:margin-top="0cm" fo:margin-bottom="0cm" fo:text-align="center"/>
      <style:text-properties fo:font-weight="bold" style:font-weight-asian="bold" style:font-weight-complex="bold"/>
    </style:style>
    <style:style style:name="ce22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bold" style:font-name-complex="FreeSans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3" style:family="table-cell">
      <style:paragraph-properties fo:margin-top="0cm" fo:margin-bottom="0cm"/>
      <style:text-properties fo:font-size="16pt" style:font-size-asian="16pt" style:font-size-complex="16pt"/>
    </style:style>
    <style:style style:name="ce24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>
      <loext:graphic-properties draw:textarea-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>
      <loext:graphic-properties draw:fill-color="#ffff00" draw:textarea-vertical-align="middle"/>
      <style:paragraph-properties fo:text-align="center"/>
    </style:style>
    <style:style style:name="ce27" style:family="table-cell">
      <loext:graphic-properties draw:textarea-vertical-align="middle"/>
      <style:paragraph-properties fo:text-align="center"/>
      <style:text-properties fo:color="#ce181e" loext:opacity="100%" fo:font-weight="bold" style:font-weight-asian="bold" style:font-weight-complex="bold"/>
    </style:style>
    <style:style style:name="ce28" style:family="table-cell">
      <loext:graphic-properties draw:textarea-vertical-align="middle"/>
      <style:paragraph-properties fo:text-align="center"/>
      <style:text-properties fo:color="#000000" loext:opacity="100%" fo:font-weight="bold" style:font-weight-asian="bold" style:font-weight-complex="bold"/>
    </style:style>
    <style:style style:name="ce29" style:family="table-cell">
      <loext:graphic-properties draw:textarea-vertical-align="middle"/>
      <style:paragraph-properties fo:text-align="center"/>
      <style:text-properties fo:color="#009900" loext:opacity="100%" fo:font-weight="bold" style:font-weight-asian="bold" style:font-weight-complex="bold"/>
    </style:style>
    <style:style style:name="ce30" style:family="table-cell">
      <loext:graphic-properties draw:textarea-vertical-align="middle"/>
      <style:paragraph-properties fo:text-align="center"/>
      <style:text-properties fo:color="#ce181e" loext:opacity="100%" fo:font-size="18pt" fo:font-weight="bold" style:font-size-asian="18pt" style:font-weight-asian="bold" style:font-size-complex="18pt" style:font-weight-complex="bold"/>
    </style:style>
    <style:style style:name="ce31" style:family="table-cell">
      <loext:graphic-properties draw:textarea-vertical-align="middle"/>
      <style:paragraph-properties fo:text-align="center"/>
      <style:text-properties fo:color="#ce181e" loext:opacity="100%" style:text-position="0% 100%" fo:font-weight="bold" style:font-weight-asian="bold" style:font-weight-complex="bold"/>
    </style:style>
    <style:style style:name="ce32" style:family="table-cell">
      <loext:graphic-properties draw:fill-color="#ccccff" draw:textarea-vertical-align="middle"/>
      <style:paragraph-properties fo:text-align="center"/>
    </style:style>
    <style:style style:name="ce33" style:family="table-cell">
      <loext:graphic-properties draw:fill-color="#ccccff" draw:textarea-vertical-align="middle"/>
      <style:paragraph-properties fo:text-align="center"/>
      <style:text-properties fo:color="#009900" loext:opacity="100%" fo:font-weight="bold" style:font-weight-asian="bold" style:font-weight-complex="bold"/>
    </style:style>
    <style:style style:name="ce34" style:family="table-cell">
      <loext:graphic-properties draw:textarea-vertical-align="middle"/>
      <style:paragraph-properties fo:text-align="center"/>
      <style:text-properties fo:color="#009900" loext:opacity="100%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6666"/>
      <style:paragraph-properties fo:text-align="center"/>
    </style:style>
    <style:style style:name="P8" style:family="paragraph">
      <loext:graphic-properties draw:fill-color="#00cc00"/>
      <style:paragraph-properties fo:text-align="center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00cc00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bold" style:font-name-complex="FreeSans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text-align="center"/>
      <style:text-properties fo:color="#ce181e" loext:opacity="100%"/>
    </style:style>
    <style:style style:name="P14" style:family="paragraph">
      <style:paragraph-properties fo:text-align="center"/>
      <style:text-properties fo:color="#ff9900" loext:opacity="100%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color="#009900" loext:opacity="100%"/>
    </style:style>
    <style:style style:name="P17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1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text-align="center"/>
      <style:text-properties style:font-weight-asian="bold" style:font-weight-complex="bold"/>
    </style:style>
    <style:style style:name="P22" style:family="paragraph">
      <style:paragraph-properties fo:text-align="start"/>
      <style:text-properties fo:font-size="13pt" style:font-size-asian="13pt" style:font-size-complex="13pt"/>
    </style:style>
    <style:style style:name="P23" style:family="paragraph">
      <style:paragraph-properties fo:text-align="start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3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3" style:font-size-asian="24pt" style:language-asian="zh" style:country-asian="CN" style:font-style-asian="normal" style:font-weight-asian="bold" style:font-name-complex="DejaVu Math TeX Gyre3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3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3" style:font-size-asian="24pt" style:language-asian="zh" style:country-asian="CN" style:font-style-asian="normal" style:font-weight-asian="bold" style:font-name-complex="DejaVu Math TeX Gyre3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top="0cm" fo:margin-bottom="0cm"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bold" style:font-name-complex="FreeSans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1" style:family="paragraph">
      <style:paragraph-properties fo:margin-top="0cm" fo:margin-bottom="0cm"/>
      <style:text-properties style:font-size-asian="16pt" style:font-size-complex="16pt"/>
    </style:style>
    <style:style style:name="P32" style:family="paragraph">
      <style:paragraph-properties fo:margin-top="0cm" fo:margin-bottom="0cm"/>
      <style:text-properties fo:font-size="16pt" style:font-size-asian="16pt" style:font-size-complex="16pt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style:text-properties fo:font-style="italic" style:font-style-asian="italic" style:font-style-complex="italic"/>
    </style:style>
    <style:style style:name="P35" style:family="paragraph">
      <style:paragraph-properties fo:text-align="center"/>
      <style:text-properties fo:color="#ce181e" loext:opacity="100%" fo:font-weight="bold" style:font-weight-asian="bold" style:font-weight-complex="bold"/>
    </style:style>
    <style:style style:name="P36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37" style:family="paragraph">
      <style:paragraph-properties fo:text-align="center"/>
      <style:text-properties fo:color="#009900" loext:opacity="100%" fo:font-weight="bold" style:font-weight-asian="bold" style:font-weight-complex="bold"/>
    </style:style>
    <style:style style:name="P38" style:family="paragraph">
      <style:text-properties fo:font-size="18pt" style:font-size-asian="18pt" style:font-size-complex="18pt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color="#ce181e" loext:opacity="100%" fo:font-weight="bold" style:font-weight-asian="bold" style:font-weight-complex="bold"/>
    </style:style>
    <style:style style:name="P40" style:family="paragraph">
      <style:text-properties style:text-position="0% 100%"/>
    </style:style>
    <style:style style:name="P4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2" style:family="paragraph">
      <style:paragraph-properties fo:margin-left="0cm" fo:margin-right="0cm" fo:margin-top="0cm" fo:margin-bottom="0.499cm" fo:text-indent="0cm" style:punctuation-wrap="hanging"/>
    </style:style>
    <style:style style:name="P43" style:family="paragraph">
      <style:paragraph-properties fo:margin-left="0cm" fo:margin-right="0cm" fo:margin-top="0cm" fo:margin-bottom="0.499cm" fo:text-indent="0cm" style:punctuation-wrap="hanging" style:writing-mode="lr-tb"/>
      <style:text-properties fo:color="#2c3e50" loext:opacity="100%" style:font-name="Source Sans Pro Semibold1" fo:font-size="22pt" fo:font-weight="600" style:letter-kerning="true" style:font-name-asian="源ノ角ゴシック Bold2" style:font-size-asian="20pt" style:font-weight-asian="bold" style:font-name-complex="FreeSans" style:font-size-complex="22pt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DejaVu Math TeX Gyre3" fo:font-size="28pt" fo:font-style="normal" fo:text-shadow="none" style:text-underline-style="none" fo:font-weight="normal" style:letter-kerning="true" style:font-name-asian="DejaVu Math TeX Gyre3" style:font-size-asian="26pt" style:font-style-asian="normal" style:font-weight-asian="normal" style:font-name-complex="DejaVu Math TeX Gyre3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fo:font-size="28pt" fo:font-style="normal" fo:text-shadow="none" style:text-underline-style="none" fo:font-weight="normal" style:letter-kerning="true" style:font-size-asian="26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bold" style:font-name-complex="FreeSans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ce181e" loext:opacity="100%"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10" style:family="text">
      <style:text-properties fo:color="#ff9900" loext:opacity="100%"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11" style:family="text">
      <style:text-properties fo:color="#009900" loext:opacity="100%"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3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3" style:font-size-asian="24pt" style:language-asian="zh" style:country-asian="CN" style:font-style-asian="normal" style:font-weight-asian="bold" style:font-name-complex="DejaVu Math TeX Gyre3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variant="normal" fo:text-transform="none" fo:color="#2c3e50" loext:opacity="100%" style:text-outline="false" style:text-line-through-style="none" style:text-line-through-type="none" style:font-name="DejaVu Math TeX Gyre3" fo:font-size="32pt" fo:font-style="normal" fo:text-shadow="none" style:text-underline-style="none" fo:font-weight="normal" style:letter-kerning="true" style:font-name-asian="DejaVu Math TeX Gyre3" style:font-size-asian="32pt" style:font-style-asian="normal" style:font-weight-asian="normal" style:font-name-complex="DejaVu Math TeX Gyre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bold" style:font-name-complex="FreeSans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loext:opacity="0%" style:font-name="Liberation Sans" fo:font-size="16pt" style:letter-kerning="true" style:font-name-asian="Noto Sans CJK SC Regular" style:font-size-asian="16pt" style:font-name-complex="FreeSans" style:font-size-complex="16pt"/>
    </style:style>
    <style:style style:name="T22" style:family="text">
      <style:text-properties fo:font-variant="normal" fo:text-transform="none" fo:color="#2c3e50" loext:opacity="100%" style:text-outline="false" style:text-line-through-style="none" style:text-line-through-type="none" style:font-name="DejaVu Math TeX Gyre3" fo:font-size="16pt" fo:font-style="normal" fo:text-shadow="none" style:text-underline-style="none" fo:font-weight="normal" style:letter-kerning="true" style:font-name-asian="DejaVu Math TeX Gyre3" style:font-size-asian="16pt" style:font-style-asian="normal" style:font-weight-asian="normal" style:font-name-complex="DejaVu Math TeX Gyre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c3e50" loext:opacity="100%" style:text-outline="false" style:text-line-through-style="none" style:text-line-through-type="none" style:text-position="super 58%" style:font-name="DejaVu Math TeX Gyre3" fo:font-size="16pt" fo:font-style="normal" fo:text-shadow="none" style:text-underline-style="none" fo:font-weight="normal" style:letter-kerning="true" style:font-name-asian="DejaVu Math TeX Gyre3" style:font-size-asian="16pt" style:font-style-asian="normal" style:font-weight-asian="normal" style:font-name-complex="DejaVu Math TeX Gyre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DejaVu Math TeX Gyre3" fo:font-size="16pt" fo:font-style="normal" fo:text-shadow="none" style:text-underline-style="none" fo:font-weight="normal" style:letter-kerning="true" style:font-name-asian="DejaVu Math TeX Gyre3" style:font-size-asian="16pt" style:font-style-asian="normal" style:font-weight-asian="normal" style:font-name-complex="DejaVu Math TeX Gyre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style:font-size-asian="18pt" style:font-size-complex="20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ce181e" loext:opacity="100%" fo:font-weight="bold" style:font-weight-asian="bold" style:font-weight-complex="bold"/>
    </style:style>
    <style:style style:name="T29" style:family="text">
      <style:text-properties fo:color="#000000" loext:opacity="100%" fo:font-weight="bold" style:font-weight-asian="bold" style:font-weight-complex="bold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ce181e" loext:opacity="100%" style:font-name="Liberation Sans" fo:font-size="14pt" fo:font-weight="bold" style:letter-kerning="true" style:font-name-asian="Noto Sans CJK SC Regular" style:font-size-asian="14pt" style:font-weight-asian="bold" style:font-name-complex="FreeSans" style:font-size-complex="14pt" style:font-weight-complex="bold"/>
    </style:style>
    <style:style style:name="T32" style:family="text">
      <style:text-properties style:use-window-font-color="true" loext:opacity="0%" style:font-name="Liberation Sans" fo:font-size="14pt" style:letter-kerning="true" style:font-name-asian="Noto Sans CJK SC Regular" style:font-size-asian="14pt" style:font-name-complex="FreeSans" style:font-size-complex="14pt"/>
    </style:style>
    <style:style style:name="T33" style:family="text">
      <style:text-properties fo:color="#009900" loext:opacity="100%"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color="#009900" loext:opacity="100%" fo:font-weight="bold" style:font-weight-asian="bold" style:font-weight-complex="bold"/>
    </style:style>
    <style:style style:name="T36" style:family="text">
      <style:text-properties style:use-window-font-color="true" loext:opacity="0%" style:text-position="0% 100%" style:font-name="Liberation Sans" fo:font-size="14pt" style:letter-kerning="true" style:font-name-asian="Noto Sans CJK SC Regular" style:font-size-asian="14pt" style:font-name-complex="FreeSans" style:font-size-complex="14pt"/>
    </style:style>
    <style:style style:name="T37" style:family="text">
      <style:text-properties fo:color="#ce181e" loext:opacity="100%" style:text-position="0% 100%" fo:font-size="14pt" fo:font-weight="bold" style:font-size-asian="14pt" style:font-weight-asian="bold" style:font-size-complex="14pt" style:font-weight-complex="bold"/>
    </style:style>
    <style:style style:name="T38" style:family="text">
      <style:text-properties style:text-position="0% 100%" fo:font-size="14pt" style:font-size-asian="14pt" style:font-size-complex="14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style:text-position="super 58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color="#2c3e50" loext:opacity="100%" style:font-name="Source Sans Pro Semibold1" fo:font-size="20pt" fo:font-weight="600" style:letter-kerning="true" style:font-name-asian="源ノ角ゴシック Bold2" style:font-size-asian="20pt" style:font-weight-asian="bold" style:font-name-complex="FreeSan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4.735cm" svg:x="1.401cm" svg:y="7.846cm" presentation:class="title" presentation:user-transformed="true">
          <draw:text-box>
            <text:p><text:span text:style-name="T1">Testable code</text:span></text:p>
          </draw:text-box>
        </draw:frame>
        <draw:frame draw:style-name="gr1" draw:text-style-name="P2" draw:layer="layout" svg:width="5.709cm" svg:height="0.962cm" svg:x="21.893cm" svg:y="17.638cm">
          <draw:text-box>
            <text:p>Jean-Luc Delarbre</text:p>
          </draw:text-box>
        </draw:frame>
        <presentation:notes draw:style-name="dp2">
          <draw:page-thumbnail draw:style-name="gr2" draw:layer="layout" svg:width="20.354cm" svg:height="10.476cm" svg:x="0.616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Key rules for reusable code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4">Every implementation should derive from an interface</text:p>
                <text:list>
                  <text:list-item>
                    <text:p>Find the right abstractions</text:p>
                  </text:list-item>
                </text:list>
              </text:list-item>
              <text:list-item>
                <text:p text:style-name="P4">Factories (or builder)</text:p>
                <text:list>
                  <text:list-item>
                    <text:p>Only them are allowed to create object instances (call constructor)</text:p>
                  </text:list-item>
                  <text:list-item>
                    <text:p>Inject dependencies to object</text:p>
                  </text:list-item>
                  <text:list-item>
                    <text:p>Do not use static instances</text:p>
                  </text:list-item>
                </text:list>
              </text:list-item>
              <text:list-item>
                <text:p>(Immutability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How to write testable code ?</text:p>
          </draw:text-box>
        </draw:frame>
        <draw:frame presentation:style-name="pr6" draw:text-style-name="P1" draw:layer="layout" svg:width="26cm" svg:height="12.18cm" svg:x="1cm" svg:y="5.5cm" presentation:class="outline">
          <draw:text-box>
            <text:list text:style-name="L2">
              <text:list-item>
                <text:p>Find a set of practicable rules to right testable code</text:p>
                <text:p/>
              </text:list-item>
              <text:list-item>
                <text:p>Help developers to easily write tests</text:p>
                <text:list>
                  <text:list-item>
                    <text:p>Avoid test 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Basics about test structure</text:p>
          </draw:text-box>
        </draw:frame>
        <draw:frame presentation:style-name="pr8" draw:text-style-name="P1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Basic code architecture</text:p>
                <text:list>
                  <text:list-item>
                    <text:p>Setup</text:p>
                  </text:list-item>
                  <text:list-item>
                    <text:p>Test SUT (Software under test)</text:p>
                  </text:list-item>
                  <text:list-item>
                    <text:p>Verify</text:p>
                  </text:list-item>
                </text:list>
              </text:list-item>
              <text:list-item>
                <text:p>Styles of test</text:p>
                <text:list>
                  <text:list-item>
                    <text:p>London style (interaction style)</text:p>
                  </text:list-item>
                  <text:list-item>
                    <text:p>Chicago style (state based style)</text:p>
                  </text:list-item>
                </text:list>
              </text:list-item>
              <text:list-item>
                <text:p>Do not alter production code for tests by</text:p>
                <text:list>
                  <text:list-item>
                    <text:p>Adding specific methods for tests</text:p>
                  </text:list-item>
                  <text:list-item>
                    <text:p>Change visibility to public for som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 text:style-name="P5">Rule 1:<text:tab/>Constructor does not real <text:tab/><text:tab/>work</text:p>
          </draw:text-box>
        </draw:frame>
        <draw:frame presentation:style-name="pr6" draw:text-style-name="P1" draw:layer="layout" svg:width="26cm" svg:height="12.18cm" svg:x="1cm" svg:y="5.5cm" presentation:class="outline" presentation:user-transformed="true">
          <draw:text-box>
            <text:list text:style-name="L2">
              <text:list-item>
                <text:p>Coupled design</text:p>
                <text:list>
                  <text:list-item>
                    <text:p>Unable to change collaborators</text:p>
                  </text:list-item>
                </text:list>
              </text:list-item>
              <text:list-item>
                <text:p>Violation SRP (Object has many responsabilities)</text:p>
                <text:list>
                  <text:list-item>
                    <text:p>Business purpose + application wiring</text:p>
                  </text:list-item>
                </text:list>
              </text:list-item>
              <text:list-item>
                <text:p>Difficult to test</text:p>
                <text:list>
                  <text:list-item>
                    <text:p>Force you to setup the whole environment of productio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Violation of rule 1</text:p>
          </draw:text-box>
        </draw:frame>
        <draw:frame presentation:style-name="pr6" draw:text-style-name="P1" draw:layer="layout" svg:width="26cm" svg:height="12.18cm" svg:x="1cm" svg:y="5.5cm" presentation:class="outline">
          <draw:text-box>
            <text:list text:style-name="L2">
              <text:list-item>
                <text:p text:style-name="P4"><text:span text:style-name="T2">Using “new” keyword</text:span> (constructor call)</text:p>
                <text:list>
                  <text:list-item>
                    <text:p>Except for data</text:p>
                  </text:list-item>
                </text:list>
              </text:list-item>
              <text:list-item>
                <text:p>Using “static” keyword</text:p>
              </text:list-item>
              <text:list-item>
                <text:p>Logic (loop, if…) in constructo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 text:style-name="P5">Rule 2: Do not dig into collaborators</text:p>
          </draw:text-box>
        </draw:frame>
        <draw:frame presentation:style-name="pr6" draw:text-style-name="P1" draw:layer="layout" svg:width="26cm" svg:height="12.18cm" svg:x="1cm" svg:y="5.5cm" presentation:class="outline" presentation:user-transformed="true">
          <draw:text-box>
            <text:list text:style-name="L2">
              <text:list-item>
                <text:p>Violation principle of least surprise</text:p>
                <text:list>
                  <text:list-item>
                    <text:p>Lying API: seems to ask an object for one purpose but used for another. Intent not clear</text:p>
                  </text:list-item>
                </text:list>
              </text:list-item>
              <text:list-item>
                <text:p>Brittle tests</text:p>
                <text:list>
                  <text:list-item>
                    <text:p>Raise your number of dependencies <text:span text:style-name="T3">⇨</text:span> more reasons to change. You depends on the object you really need + another intermediate object (coupled with its changes)</text:p>
                  </text:list-item>
                </text:list>
              </text:list-item>
              <text:list-item>
                <text:p>Code hard to read and test</text:p>
                <text:list>
                  <text:list-item>
                    <text:p>Force to construct a long chain of elements</text:p>
                  </text:list-item>
                  <text:list-item>
                    <text:p>Hard to see what really matter / obscure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Violation of rule 2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 not use passed object for themselves but only to access other objects</text:p>
              </text:list-item>
              <text:list-item>
                <text:p>Law of Demeter violation: chain of getter</text:p>
              </text:list-item>
              <text:list-item>
                <text:p>Suspicious objects: context, environment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 text:style-name="P5">Rule 3: Avoid global state and singletons</text:p>
          </draw:text-box>
        </draw:frame>
        <draw:frame presentation:style-name="pr8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teract with people you are not suppose to know</text:p>
                <text:list>
                  <text:list-item>
                    <text:p><text:span text:style-name="T4">Statically call resources which as never been set as dependencies (through constructor or methods) </text:span><text:span text:style-name="T3">⇨</text:span> Lying API</text:p>
                  </text:list-item>
                </text:list>
              </text:list-item>
              <text:list-item>
                <text:p>Spooky action at distance, unexpected interaction</text:p>
                <text:list>
                  <text:list-item>
                    <text:p>Force to read implementation to know what’s happened</text:p>
                  </text:list-item>
                </text:list>
              </text:list-item>
              <text:list-item>
                <text:p>Untractable code with global state</text:p>
                <text:list>
                  <text:list-item>
                    <text:p>Anything interact with everything</text:p>
                  </text:list-item>
                </text:list>
              </text:list-item>
              <text:list-item>
                <text:p>Interdependent tests</text:p>
                <text:list>
                  <text:list-item>
                    <text:p>Force tear down between each test</text:p>
                  </text:list-item>
                  <text:list-item>
                    <text:p>Singleton almost untes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Violation of rule 3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Depend on global state</text:p>
              </text:list-item>
              <text:list-item>
                <text:p>Usage of singleton (as in GOF)</text:p>
              </text:list-item>
              <text:list-item>
                <text:p>Usage of static fields</text:p>
              </text:list-item>
              <text:list-item>
                <text:p>Usage of static methods (not private inner methods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 text:style-name="P5">Reusable and testable code: same rules / Code-Test complementarity</text:p>
          </draw:text-box>
        </draw:frame>
        <draw:frame presentation:style-name="pr8" draw:text-style-name="P1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ests is first case of code reuse</text:p>
                <text:list>
                  <text:list-item>
                    <text:p>At least one case of code reuse for tests</text:p>
                  </text:list-item>
                  <text:list-item>
                    <text:p>Ensure reusable and well design code</text:p>
                  </text:list-item>
                </text:list>
              </text:list-item>
              <text:list-item>
                <text:p>Test as documentation: explain usage and purpose of a software component</text:p>
                <text:list>
                  <text:list-item>
                    <text:p>Avoid obscure test</text:p>
                  </text:list-item>
                  <text:list-item>
                    <text:p>Clarify code API (how to use it)</text:p>
                  </text:list-item>
                  <text:list-item>
                    <text:p>Expose use cases (possible to express them in functional or acceptance te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>Setup</text:p>
              <text:p>Exercise SUT</text:p>
              <text:p>Verify</text:p>
              <text:p/>
            </draw:text-box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Design considerations</text:p>
          </draw:text-box>
        </draw:frame>
        <draw:line draw:style-name="gr3" draw:text-style-name="P6" draw:layer="layout" svg:x1="13.97cm" svg:y1="4.572cm" svg:x2="13.97cm" svg:y2="19.812cm">
          <text:p/>
        </draw:line>
        <draw:custom-shape draw:style-name="gr4" draw:text-style-name="P7" draw:layer="layout" svg:width="4.064cm" svg:height="1.524cm" svg:x="1.27cm" svg:y="8.16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37cm" svg:height="0.962cm" svg:x="2.144cm" svg:y="6.442cm">
          <draw:text-box>
            <text:p>Clients</text:p>
          </draw:text-box>
        </draw:frame>
        <draw:frame draw:style-name="gr6" draw:text-style-name="P2" draw:layer="layout" svg:width="2.932cm" svg:height="0.962cm" svg:x="9.118cm" svg:y="6.442cm">
          <draw:text-box>
            <text:p>Services</text:p>
          </draw:text-box>
        </draw:frame>
        <draw:custom-shape draw:style-name="gr4" draw:text-style-name="P7" draw:layer="layout" svg:width="4.064cm" svg:height="1.524cm" svg:x="1.2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1.2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1.27cm" svg:y="15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8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5.278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5.334cm" svg:y1="16.028cm" svg:x2="8.57cm" svg:y2="16.028cm">
          <text:p/>
        </draw:line>
        <draw:line draw:style-name="gr7" draw:text-style-name="P6" draw:layer="layout" svg:x1="5.334cm" svg:y1="13.656cm" svg:x2="8.57cm" svg:y2="13.656cm">
          <text:p/>
        </draw:line>
        <draw:line draw:style-name="gr7" draw:text-style-name="P6" draw:layer="layout" svg:x1="5.334cm" svg:y1="11.3cm" svg:x2="8.57cm" svg:y2="11.3cm">
          <text:p/>
        </draw:line>
        <draw:line draw:style-name="gr7" draw:text-style-name="P6" draw:layer="layout" svg:x1="5.334cm" svg:y1="8.928cm" svg:x2="8.57cm" svg:y2="8.928cm">
          <text:p/>
        </draw:line>
        <draw:line draw:style-name="gr7" draw:text-style-name="P6" draw:layer="layout" svg:x1="5.334cm" svg:y1="16.028cm" svg:x2="8.57cm" svg:y2="13.87cm">
          <text:p/>
        </draw:line>
        <draw:line draw:style-name="gr7" draw:text-style-name="P6" draw:layer="layout" svg:x1="5.334cm" svg:y1="13.629cm" svg:x2="8.57cm" svg:y2="11.471cm">
          <text:p/>
        </draw:line>
        <draw:line draw:style-name="gr7" draw:text-style-name="P6" draw:layer="layout" svg:x1="5.334cm" svg:y1="11.302cm" svg:x2="8.57cm" svg:y2="9.144cm">
          <text:p/>
        </draw:line>
        <draw:line draw:style-name="gr7" draw:text-style-name="P6" draw:layer="layout" svg:x1="5.334cm" svg:y1="8.956cm" svg:x2="8.57cm" svg:y2="11.104cm">
          <text:p/>
        </draw:line>
        <draw:line draw:style-name="gr7" draw:text-style-name="P6" draw:layer="layout" svg:x1="5.334cm" svg:y1="11.312cm" svg:x2="8.57cm" svg:y2="13.46cm">
          <text:p/>
        </draw:line>
        <draw:line draw:style-name="gr7" draw:text-style-name="P6" draw:layer="layout" svg:x1="5.334cm" svg:y1="13.684cm" svg:x2="8.57cm" svg:y2="15.832cm">
          <text:p/>
        </draw:line>
        <draw:custom-shape draw:style-name="gr8" draw:text-style-name="P8" draw:layer="layout" svg:width="4.064cm" svg:height="1.524cm" svg:x="15.17cm" svg:y="8.16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37cm" svg:height="0.962cm" svg:x="16.044cm" svg:y="6.443cm">
          <draw:text-box>
            <text:p>Clients</text:p>
          </draw:text-box>
        </draw:frame>
        <draw:frame draw:style-name="gr6" draw:text-style-name="P2" draw:layer="layout" svg:width="2.932cm" svg:height="0.962cm" svg:x="23.518cm" svg:y="6.443cm">
          <draw:text-box>
            <text:p>Services</text:p>
          </draw:text-box>
        </draw:frame>
        <draw:custom-shape draw:style-name="gr8" draw:text-style-name="P8" draw:layer="layout" svg:width="4.064cm" svg:height="1.524cm" svg:x="15.1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15.1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15.17cm" svg:y="15.2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8.1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5.2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464cm" svg:height="0.723cm" draw:transform="rotate (1.5707963267949) translate (20.815cm 16.262cm)">
          <text:p text:style-name="P9"><text:span text:style-name="T5">API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9.234cm" svg:y1="11.318cm" svg:x2="20.815cm" svg:y2="12.08cm">
          <text:p/>
        </draw:line>
        <draw:line draw:style-name="gr7" draw:text-style-name="P6" draw:layer="layout" svg:x1="19.234cm" svg:y1="13.716cm" svg:x2="20.815cm" svg:y2="12.954cm">
          <text:p/>
        </draw:line>
        <draw:line draw:style-name="gr7" draw:text-style-name="P6" draw:layer="layout" svg:x1="19.234cm" svg:y1="16.002cm" svg:x2="20.815cm" svg:y2="14.478cm">
          <text:p/>
        </draw:line>
        <draw:line draw:style-name="gr7" draw:text-style-name="P6" draw:layer="layout" svg:x1="19.234cm" svg:y1="8.89cm" svg:x2="20.815cm" svg:y2="10.668cm">
          <text:p/>
        </draw:line>
        <draw:line draw:style-name="gr7" draw:text-style-name="P6" draw:layer="layout" svg:x1="22.97cm" svg:y1="8.918cm" svg:x2="21.538cm" svg:y2="10.696cm">
          <text:p/>
        </draw:line>
        <draw:line draw:style-name="gr7" draw:text-style-name="P6" draw:layer="layout" svg:x1="22.97cm" svg:y1="11.318cm" svg:x2="21.538cm" svg:y2="12.08cm">
          <text:p/>
        </draw:line>
        <draw:line draw:style-name="gr7" draw:text-style-name="P6" draw:layer="layout" svg:x1="22.97cm" svg:y1="13.716cm" svg:x2="21.538cm" svg:y2="12.954cm">
          <text:p/>
        </draw:line>
        <draw:line draw:style-name="gr7" draw:text-style-name="P6" draw:layer="layout" svg:x1="22.97cm" svg:y1="16.002cm" svg:x2="21.538cm" svg:y2="14.478cm">
          <text:p/>
        </draw:lin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_5f_" presentation:presentation-page-layout-name="AL2T1">
        <office:forms form:automatic-focus="false" form:apply-design-mode="false"/>
        <draw:frame presentation:style-name="pr9" draw:text-style-name="P1" draw:layer="layout" svg:width="26cm" svg:height="2.663cm" svg:x="1cm" svg:y="0.837cm" presentation:class="title">
          <draw:text-box>
            <text:p>Design considerations</text:p>
          </draw:text-box>
        </draw:frame>
        <draw:line draw:style-name="gr3" draw:text-style-name="P6" draw:layer="layout" svg:x1="13.97cm" svg:y1="4.572cm" svg:x2="13.97cm" svg:y2="19.812cm">
          <text:p/>
        </draw:line>
        <draw:custom-shape draw:style-name="gr4" draw:text-style-name="P7" draw:layer="layout" svg:width="4.064cm" svg:height="1.524cm" svg:x="1.27cm" svg:y="8.16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37cm" svg:height="0.962cm" svg:x="2.144cm" svg:y="6.442cm">
          <draw:text-box>
            <text:p>Clients</text:p>
          </draw:text-box>
        </draw:frame>
        <draw:frame draw:style-name="gr6" draw:text-style-name="P2" draw:layer="layout" svg:width="2.932cm" svg:height="0.962cm" svg:x="9.118cm" svg:y="6.442cm">
          <draw:text-box>
            <text:p>Services</text:p>
          </draw:text-box>
        </draw:frame>
        <draw:custom-shape draw:style-name="gr4" draw:text-style-name="P7" draw:layer="layout" svg:width="4.064cm" svg:height="1.524cm" svg:x="1.2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1.2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1.27cm" svg:y="15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8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5.278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5.334cm" svg:y1="16.028cm" svg:x2="8.57cm" svg:y2="16.028cm">
          <text:p/>
        </draw:line>
        <draw:line draw:style-name="gr7" draw:text-style-name="P6" draw:layer="layout" svg:x1="5.334cm" svg:y1="13.656cm" svg:x2="8.57cm" svg:y2="13.656cm">
          <text:p/>
        </draw:line>
        <draw:line draw:style-name="gr7" draw:text-style-name="P6" draw:layer="layout" svg:x1="5.334cm" svg:y1="11.3cm" svg:x2="8.57cm" svg:y2="11.3cm">
          <text:p/>
        </draw:line>
        <draw:line draw:style-name="gr7" draw:text-style-name="P6" draw:layer="layout" svg:x1="5.334cm" svg:y1="8.928cm" svg:x2="8.57cm" svg:y2="8.928cm">
          <text:p/>
        </draw:line>
        <draw:line draw:style-name="gr7" draw:text-style-name="P6" draw:layer="layout" svg:x1="5.334cm" svg:y1="16.028cm" svg:x2="8.57cm" svg:y2="13.87cm">
          <text:p/>
        </draw:line>
        <draw:line draw:style-name="gr7" draw:text-style-name="P6" draw:layer="layout" svg:x1="5.334cm" svg:y1="13.629cm" svg:x2="8.57cm" svg:y2="11.471cm">
          <text:p/>
        </draw:line>
        <draw:line draw:style-name="gr7" draw:text-style-name="P6" draw:layer="layout" svg:x1="5.334cm" svg:y1="11.302cm" svg:x2="8.57cm" svg:y2="9.144cm">
          <text:p/>
        </draw:line>
        <draw:line draw:style-name="gr7" draw:text-style-name="P6" draw:layer="layout" svg:x1="5.334cm" svg:y1="8.956cm" svg:x2="8.57cm" svg:y2="11.104cm">
          <text:p/>
        </draw:line>
        <draw:line draw:style-name="gr7" draw:text-style-name="P6" draw:layer="layout" svg:x1="5.334cm" svg:y1="11.312cm" svg:x2="8.57cm" svg:y2="13.46cm">
          <text:p/>
        </draw:line>
        <draw:line draw:style-name="gr7" draw:text-style-name="P6" draw:layer="layout" svg:x1="5.334cm" svg:y1="13.684cm" svg:x2="8.57cm" svg:y2="15.832cm">
          <text:p/>
        </draw:line>
        <draw:custom-shape draw:style-name="gr8" draw:text-style-name="P8" draw:layer="layout" svg:width="4.064cm" svg:height="1.524cm" svg:x="15.17cm" svg:y="8.16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37cm" svg:height="0.962cm" svg:x="16.044cm" svg:y="6.443cm">
          <draw:text-box>
            <text:p>Clients</text:p>
          </draw:text-box>
        </draw:frame>
        <draw:frame draw:style-name="gr6" draw:text-style-name="P2" draw:layer="layout" svg:width="2.932cm" svg:height="0.962cm" svg:x="23.518cm" svg:y="6.443cm">
          <draw:text-box>
            <text:p>Services</text:p>
          </draw:text-box>
        </draw:frame>
        <draw:custom-shape draw:style-name="gr8" draw:text-style-name="P8" draw:layer="layout" svg:width="4.064cm" svg:height="1.524cm" svg:x="15.1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15.1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15.17cm" svg:y="15.2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8.1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5.2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464cm" svg:height="0.723cm" draw:transform="rotate (1.5707963267949) translate (20.815cm 16.262cm)">
          <text:p text:style-name="P9"><text:span text:style-name="T5">API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9.234cm" svg:y1="11.318cm" svg:x2="20.815cm" svg:y2="12.08cm">
          <text:p/>
        </draw:line>
        <draw:line draw:style-name="gr7" draw:text-style-name="P6" draw:layer="layout" svg:x1="19.234cm" svg:y1="13.716cm" svg:x2="20.815cm" svg:y2="12.954cm">
          <text:p/>
        </draw:line>
        <draw:line draw:style-name="gr7" draw:text-style-name="P6" draw:layer="layout" svg:x1="19.234cm" svg:y1="16.002cm" svg:x2="20.815cm" svg:y2="14.478cm">
          <text:p/>
        </draw:line>
        <draw:line draw:style-name="gr7" draw:text-style-name="P6" draw:layer="layout" svg:x1="19.234cm" svg:y1="8.89cm" svg:x2="20.815cm" svg:y2="10.668cm">
          <text:p/>
        </draw:line>
        <draw:line draw:style-name="gr7" draw:text-style-name="P6" draw:layer="layout" svg:x1="22.97cm" svg:y1="8.918cm" svg:x2="21.538cm" svg:y2="10.696cm">
          <text:p/>
        </draw:line>
        <draw:line draw:style-name="gr7" draw:text-style-name="P6" draw:layer="layout" svg:x1="22.97cm" svg:y1="11.318cm" svg:x2="21.538cm" svg:y2="12.08cm">
          <text:p/>
        </draw:line>
        <draw:line draw:style-name="gr7" draw:text-style-name="P6" draw:layer="layout" svg:x1="22.97cm" svg:y1="13.716cm" svg:x2="21.538cm" svg:y2="12.954cm">
          <text:p/>
        </draw:line>
        <draw:line draw:style-name="gr7" draw:text-style-name="P6" draw:layer="layout" svg:x1="22.97cm" svg:y1="16.002cm" svg:x2="21.538cm" svg:y2="14.478cm">
          <text:p/>
        </draw:line>
        <draw:frame draw:style-name="gr10" draw:text-style-name="P2" draw:layer="layout" svg:width="4.473cm" svg:height="0.962cm" svg:x="4.618cm" svg:y="18.034cm">
          <draw:text-box>
            <text:p>High Coupling</text:p>
          </draw:text-box>
        </draw:frame>
        <draw:frame draw:style-name="gr11" draw:text-style-name="P2" draw:layer="layout" svg:width="4.333cm" svg:height="0.962cm" svg:x="18.903cm" svg:y="18.034cm">
          <draw:text-box>
            <text:p>Low Coupling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_5f_" presentation:presentation-page-layout-name="AL2T1">
        <office:forms form:automatic-focus="false" form:apply-design-mode="false"/>
        <draw:frame presentation:style-name="pr9" draw:text-style-name="P1" draw:layer="layout" svg:width="26cm" svg:height="2.663cm" svg:x="1cm" svg:y="0.837cm" presentation:class="title">
          <draw:text-box>
            <text:p>Design considerations</text:p>
          </draw:text-box>
        </draw:frame>
        <draw:line draw:style-name="gr3" draw:text-style-name="P6" draw:layer="layout" svg:x1="13.97cm" svg:y1="4.572cm" svg:x2="13.97cm" svg:y2="19.812cm">
          <text:p/>
        </draw:line>
        <draw:custom-shape draw:style-name="gr4" draw:text-style-name="P7" draw:layer="layout" svg:width="4.064cm" svg:height="1.524cm" svg:x="1.27cm" svg:y="8.16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37cm" svg:height="0.962cm" svg:x="2.144cm" svg:y="6.442cm">
          <draw:text-box>
            <text:p>Clients</text:p>
          </draw:text-box>
        </draw:frame>
        <draw:frame draw:style-name="gr6" draw:text-style-name="P2" draw:layer="layout" svg:width="2.932cm" svg:height="0.962cm" svg:x="9.118cm" svg:y="6.442cm">
          <draw:text-box>
            <text:p>Services</text:p>
          </draw:text-box>
        </draw:frame>
        <draw:custom-shape draw:style-name="gr4" draw:text-style-name="P7" draw:layer="layout" svg:width="4.064cm" svg:height="1.524cm" svg:x="1.2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1.2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1.27cm" svg:y="15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8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5.278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5.334cm" svg:y1="16.028cm" svg:x2="8.57cm" svg:y2="16.028cm">
          <text:p/>
        </draw:line>
        <draw:line draw:style-name="gr7" draw:text-style-name="P6" draw:layer="layout" svg:x1="5.334cm" svg:y1="13.656cm" svg:x2="8.57cm" svg:y2="13.656cm">
          <text:p/>
        </draw:line>
        <draw:line draw:style-name="gr7" draw:text-style-name="P6" draw:layer="layout" svg:x1="5.334cm" svg:y1="11.3cm" svg:x2="8.57cm" svg:y2="11.3cm">
          <text:p/>
        </draw:line>
        <draw:line draw:style-name="gr7" draw:text-style-name="P6" draw:layer="layout" svg:x1="5.334cm" svg:y1="8.928cm" svg:x2="8.57cm" svg:y2="8.928cm">
          <text:p/>
        </draw:line>
        <draw:line draw:style-name="gr7" draw:text-style-name="P6" draw:layer="layout" svg:x1="5.334cm" svg:y1="16.028cm" svg:x2="8.57cm" svg:y2="13.87cm">
          <text:p/>
        </draw:line>
        <draw:line draw:style-name="gr7" draw:text-style-name="P6" draw:layer="layout" svg:x1="5.334cm" svg:y1="13.629cm" svg:x2="8.57cm" svg:y2="11.471cm">
          <text:p/>
        </draw:line>
        <draw:line draw:style-name="gr7" draw:text-style-name="P6" draw:layer="layout" svg:x1="5.334cm" svg:y1="11.302cm" svg:x2="8.57cm" svg:y2="9.144cm">
          <text:p/>
        </draw:line>
        <draw:line draw:style-name="gr7" draw:text-style-name="P6" draw:layer="layout" svg:x1="5.334cm" svg:y1="8.956cm" svg:x2="8.57cm" svg:y2="11.104cm">
          <text:p/>
        </draw:line>
        <draw:line draw:style-name="gr7" draw:text-style-name="P6" draw:layer="layout" svg:x1="5.334cm" svg:y1="11.312cm" svg:x2="8.57cm" svg:y2="13.46cm">
          <text:p/>
        </draw:line>
        <draw:line draw:style-name="gr7" draw:text-style-name="P6" draw:layer="layout" svg:x1="5.334cm" svg:y1="13.684cm" svg:x2="8.57cm" svg:y2="15.832cm">
          <text:p/>
        </draw:line>
        <draw:custom-shape draw:style-name="gr8" draw:text-style-name="P8" draw:layer="layout" svg:width="4.064cm" svg:height="1.524cm" svg:x="15.17cm" svg:y="8.16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37cm" svg:height="0.962cm" svg:x="16.044cm" svg:y="6.443cm">
          <draw:text-box>
            <text:p>Clients</text:p>
          </draw:text-box>
        </draw:frame>
        <draw:frame draw:style-name="gr6" draw:text-style-name="P2" draw:layer="layout" svg:width="2.932cm" svg:height="0.962cm" svg:x="23.518cm" svg:y="6.443cm">
          <draw:text-box>
            <text:p>Services</text:p>
          </draw:text-box>
        </draw:frame>
        <draw:custom-shape draw:style-name="gr8" draw:text-style-name="P8" draw:layer="layout" svg:width="4.064cm" svg:height="1.524cm" svg:x="15.1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15.1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15.17cm" svg:y="15.2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8.1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5.2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464cm" svg:height="0.723cm" draw:transform="rotate (1.5707963267949) translate (20.815cm 16.262cm)">
          <text:p text:style-name="P9"><text:span text:style-name="T5">API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9.234cm" svg:y1="11.318cm" svg:x2="20.815cm" svg:y2="12.08cm">
          <text:p/>
        </draw:line>
        <draw:line draw:style-name="gr7" draw:text-style-name="P6" draw:layer="layout" svg:x1="19.234cm" svg:y1="13.716cm" svg:x2="20.815cm" svg:y2="12.954cm">
          <text:p/>
        </draw:line>
        <draw:line draw:style-name="gr7" draw:text-style-name="P6" draw:layer="layout" svg:x1="19.234cm" svg:y1="16.002cm" svg:x2="20.815cm" svg:y2="14.478cm">
          <text:p/>
        </draw:line>
        <draw:line draw:style-name="gr7" draw:text-style-name="P6" draw:layer="layout" svg:x1="19.234cm" svg:y1="8.89cm" svg:x2="20.815cm" svg:y2="10.668cm">
          <text:p/>
        </draw:line>
        <draw:line draw:style-name="gr7" draw:text-style-name="P6" draw:layer="layout" svg:x1="22.97cm" svg:y1="8.918cm" svg:x2="21.538cm" svg:y2="10.696cm">
          <text:p/>
        </draw:line>
        <draw:line draw:style-name="gr7" draw:text-style-name="P6" draw:layer="layout" svg:x1="22.97cm" svg:y1="11.318cm" svg:x2="21.538cm" svg:y2="12.08cm">
          <text:p/>
        </draw:line>
        <draw:line draw:style-name="gr7" draw:text-style-name="P6" draw:layer="layout" svg:x1="22.97cm" svg:y1="13.716cm" svg:x2="21.538cm" svg:y2="12.954cm">
          <text:p/>
        </draw:line>
        <draw:line draw:style-name="gr7" draw:text-style-name="P6" draw:layer="layout" svg:x1="22.97cm" svg:y1="16.002cm" svg:x2="21.538cm" svg:y2="14.478cm">
          <text:p/>
        </draw:line>
        <draw:frame draw:style-name="gr10" draw:text-style-name="P2" xml:id="id1" draw:id="id1" draw:layer="layout" svg:width="4.473cm" svg:height="0.962cm" svg:x="4.618cm" svg:y="18.034cm">
          <draw:text-box>
            <text:p>High Coupling</text:p>
          </draw:text-box>
        </draw:frame>
        <draw:frame draw:style-name="gr11" draw:text-style-name="P2" xml:id="id2" draw:id="id2" draw:layer="layout" svg:width="4.333cm" svg:height="0.962cm" svg:x="18.903cm" svg:y="18.034cm">
          <draw:text-box>
            <text:p>Low Coupling</text:p>
          </draw:text-box>
        </draw:frame>
        <draw:frame draw:style-name="gr12" draw:text-style-name="P2" draw:layer="layout" svg:width="1.666cm" svg:height="0.962cm" svg:x="2.484cm" svg:y="8.464cm">
          <draw:text-box>
            <text:p xml:id="id3" text:id="id3">Test</text:p>
          </draw:text-box>
        </draw:frame>
        <draw:frame draw:style-name="gr12" draw:text-style-name="P2" draw:layer="layout" svg:width="1.666cm" svg:height="0.962cm" svg:x="2.484cm" svg:y="10.82cm">
          <draw:text-box>
            <text:p xml:id="id4" text:id="id4">Test</text:p>
          </draw:text-box>
        </draw:frame>
        <draw:frame draw:style-name="gr12" draw:text-style-name="P2" draw:layer="layout" svg:width="1.666cm" svg:height="0.962cm" svg:x="2.484cm" svg:y="13.204cm">
          <draw:text-box>
            <text:p xml:id="id5" text:id="id5">Test</text:p>
          </draw:text-box>
        </draw:frame>
        <draw:frame draw:style-name="gr12" draw:text-style-name="P2" draw:layer="layout" svg:width="1.666cm" svg:height="0.962cm" svg:x="2.484cm" svg:y="15.576cm">
          <draw:text-box>
            <text:p xml:id="id6" text:id="id6">Test</text:p>
          </draw:text-box>
        </draw:frame>
        <draw:frame draw:style-name="gr12" draw:text-style-name="P2" draw:layer="layout" svg:width="1.666cm" svg:height="0.962cm" svg:x="16.384cm" svg:y="8.464cm">
          <draw:text-box>
            <text:p xml:id="id7" text:id="id7">Test</text:p>
          </draw:text-box>
        </draw:frame>
        <draw:frame draw:style-name="gr12" draw:text-style-name="P2" draw:layer="layout" svg:width="1.666cm" svg:height="0.962cm" svg:x="16.384cm" svg:y="10.82cm">
          <draw:text-box>
            <text:p xml:id="id8" text:id="id8">Test</text:p>
          </draw:text-box>
        </draw:frame>
        <draw:frame draw:style-name="gr12" draw:text-style-name="P2" draw:layer="layout" svg:width="1.666cm" svg:height="0.962cm" svg:x="16.384cm" svg:y="13.204cm">
          <draw:text-box>
            <text:p xml:id="id9" text:id="id9">Test</text:p>
          </draw:text-box>
        </draw:frame>
        <draw:frame draw:style-name="gr12" draw:text-style-name="P2" draw:layer="layout" svg:width="1.666cm" svg:height="0.962cm" svg:x="16.384cm" svg:y="15.576cm">
          <draw:text-box>
            <text:p xml:id="id10" text:id="id10">Te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Application and tests design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Test packages should not be an image of implementation packages</text:p>
                <text:list>
                  <text:list-item>
                    <text:p><text:span text:style-name="T4">Implementation class </text:span><text:span text:style-name="T3">⬄</text:span><text:span text:style-name="T6"> test class (one to one correspondence)</text:span></text:p>
                    <text:list>
                      <text:list-item>
                        <text:p><text:span text:style-name="T6">Fragile tests, change on every code change</text:span></text:p>
                      </text:list-item>
                      <text:list-item>
                        <text:p><text:span text:style-name="T6">Production code made rigid by tests (costs of changes are too expensive or worst unpredictable)</text:span></text:p>
                      </text:list-item>
                    </text:list>
                  </text:list-item>
                </text:list>
              </text:list-item>
              <text:list-item>
                <text:p>Need of an architectural vision</text:p>
                <text:list>
                  <text:list-item>
                    <text:p><text:span text:style-name="T6">Brittle tests: reveal importance of strategic decision</text:span></text:p>
                    <text:list>
                      <text:list-item>
                        <text:p><text:span text:style-name="T6">API definition (information hiding – Parnas 1971)</text:span></text:p>
                      </text:list-item>
                      <text:list-item>
                        <text:p><text:span text:style-name="T6">Tests are part of the system also suffer/show design flaw</text:span></text:p>
                      </text:list-item>
                    </text:list>
                  </text:list-item>
                  <text:list-item>
                    <text:p><text:span text:style-name="T6">Test a class (or set of class) against an API that has a business valu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>Tests are part of the system:</text:p>
              <text:p/>
              <text:p>- Part of the software factory</text:p>
              <text:p><text:tab/>- Allow to test conformance and non regression of the system</text:p>
              <text:p><text:tab/>- Help to design it well</text:p>
              <text:p>- Like a factory (not the pattern), test units are necessary all along the production chain</text:p>
              <text:p>- The product itself could have build-in tests (run after build).</text:p>
            </draw:text-box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Tests purpose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e better code with better architecture</text:p>
                <text:p/>
              </text:list-item>
              <text:list-item>
                <text:p>Also allow to prevent regress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Bugs taxonomy</text:p>
          </draw:text-box>
        </draw:frame>
        <draw:frame draw:style-name="standard" draw:layer="layout" svg:width="26.414cm" svg:height="13.46cm" svg:x="0.749cm" svg:y="5.589cm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1"><text:span text:style-name="T7">Probability of occurrence</text:span></text:p>
              </table:table-cell>
              <table:table-cell table:style-name="ce3">
                <text:p text:style-name="P11"><text:span text:style-name="T7">Bug detection</text:span></text:p>
              </table:table-cell>
              <table:table-cell table:style-name="ce4">
                <text:p text:style-name="P12"><text:span text:style-name="T8">Fix Bug</text:span></text:p>
              </table:table-cell>
            </table:table-row>
            <table:table-row table:style-name="ro1" table:default-cell-style-name="ce6">
              <table:table-cell table:style-name="ce1">
                <text:p><text:span text:style-name="T7">Logic</text:span></text:p>
              </table:table-cell>
              <table:table-cell table:style-name="ce5">
                <text:p text:style-name="P13"><text:span text:style-name="T9">HIGH</text:span></text:p>
              </table:table-cell>
              <table:table-cell>
                <text:p text:style-name="P13"><text:span text:style-name="T9">DIFFICULT</text:span></text:p>
              </table:table-cell>
              <table:table-cell>
                <text:p text:style-name="P13"><text:span text:style-name="T9">DIFFICULT</text:span></text:p>
              </table:table-cell>
            </table:table-row>
            <table:table-row table:style-name="ro1" table:default-cell-style-name="ce8">
              <table:table-cell table:style-name="ce1">
                <text:p><text:span text:style-name="T7">Wiring</text:span></text:p>
              </table:table-cell>
              <table:table-cell table:style-name="ce7">
                <text:p text:style-name="P14"><text:span text:style-name="T10">MEDIUM</text:span></text:p>
              </table:table-cell>
              <table:table-cell>
                <text:p text:style-name="P15"><text:span text:style-name="T10">MEDIUM</text:span></text:p>
              </table:table-cell>
              <table:table-cell>
                <text:p text:style-name="P15"><text:span text:style-name="T10">MEDIUM</text:span></text:p>
              </table:table-cell>
            </table:table-row>
            <table:table-row table:style-name="ro2" table:default-cell-style-name="ce9">
              <table:table-cell table:style-name="ce1">
                <text:p><text:span text:style-name="T7">HMI</text:span></text:p>
              </table:table-cell>
              <table:table-cell table:style-name="ce8">
                <text:p text:style-name="P15"><text:span text:style-name="T10">MEDIUM</text:span></text:p>
              </table:table-cell>
              <table:table-cell>
                <text:p text:style-name="P16"><text:span text:style-name="T11">EASY</text:span></text:p>
              </table:table-cell>
              <table:table-cell>
                <text:p text:style-name="P16"><text:span text:style-name="T11">EAS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Tests taxonomy</text:p>
          </draw:text-box>
        </draw:frame>
        <draw:frame draw:style-name="standard" draw:layer="layout" svg:width="26.916cm" svg:height="12.19cm" svg:x="0.567cm" svg:y="6.25cm" presentation:class="table" presentation:user-transformed="true">
          <table:table table:template-name="sun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row table:style-name="ro3" table:default-cell-style-name="ce10">
              <table:table-cell table:style-name="sun3" table:number-columns-spanned="2" table:number-rows-spanned="2"/>
              <table:covered-table-cell table:style-name="sun3"/>
              <table:table-cell>
                <text:p text:style-name="P17"><text:span text:style-name="T12">Unit</text:span></text:p>
              </table:table-cell>
              <table:table-cell>
                <text:p text:style-name="P18"><text:span text:style-name="T12">Integration</text:span></text:p>
              </table:table-cell>
              <table:table-cell>
                <text:p text:style-name="P18"><text:span text:style-name="T12">Functional</text:span></text:p>
              </table:table-cell>
            </table:table-row>
            <table:table-row table:style-name="ro4">
              <table:covered-table-cell table:style-name="sun3"/>
              <table:covered-table-cell table:style-name="sun2"/>
              <table:table-cell table:style-name="ce11">
                <text:list text:style-name="L3">
                  <text:list-header>
                    <text:p text:style-name="P19"><text:span text:style-name="T13">A separate part:</text:span></text:p>
                    <text:p text:style-name="P19"><text:span text:style-name="T13">A method, a class or a limited number of related classes</text:span></text:p>
                  </text:list-header>
                </text:list>
              </table:table-cell>
              <table:table-cell table:style-name="ce12">
                <text:list text:continue-numbering="true" text:style-name="L3">
                  <text:list-header>
                    <text:p text:style-name="P20"><text:span text:style-name="T13">Many parts working together</text:span></text:p>
                  </text:list-header>
                </text:list>
              </table:table-cell>
              <table:table-cell table:style-name="ce13">
                <text:p text:style-name="P20"><text:span text:style-name="T13">End to end testing:</text:span></text:p>
                <text:p text:style-name="P20"><text:span text:style-name="T13">Test a complete functionality</text:span></text:p>
              </table:table-cell>
            </table:table-row>
            <table:table-row table:style-name="ro5">
              <table:table-cell table:style-name="sun3" table:number-rows-spanned="2"/>
              <table:table-cell table:style-name="ce14">
                <text:p text:style-name="P21"><text:span text:style-name="T5">Mock, stub external components</text:span></text:p>
              </table:table-cell>
              <table:table-cell table:style-name="ce15">
                <text:list text:continue-numbering="true" text:style-name="L3">
                  <text:list-header>
                    <text:p text:style-name="P22"><text:span text:style-name="T14">Test logic, run fast</text:span></text:p>
                  </text:list-header>
                </text:list>
              </table:table-cell>
              <table:table-cell table:style-name="ce16">
                <text:p text:style-name="P23"><text:span text:style-name="T14">Test logic and wiring run pretty fast</text:span></text:p>
              </table:table-cell>
              <table:table-cell table:style-name="ce17">
                <text:p text:style-name="P24"><text:span text:style-name="T15">Test the whole stack, could run rather fast</text:span></text:p>
              </table:table-cell>
            </table:table-row>
            <table:table-row table:style-name="ro6">
              <table:covered-table-cell table:style-name="sun3"/>
              <table:table-cell table:style-name="ce14">
                <text:p text:style-name="P21"><text:span text:style-name="T5">Used real external component</text:span></text:p>
              </table:table-cell>
              <table:table-cell table:style-name="ce18">
                <text:p text:style-name="P25"><text:span text:style-name="T16">⨉</text:span></text:p>
              </table:table-cell>
              <table:table-cell table:style-name="ce19">
                <text:p text:style-name="P26"><text:span text:style-name="T15">Test logic and wiring, run slowly</text:span></text:p>
              </table:table-cell>
              <table:table-cell table:style-name="ce20">
                <text:p text:style-name="P26"><text:span text:style-name="T15">Test the whole stack, run slowl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7" draw:layer="layout" svg:width="5.887cm" svg:height="1.987cm" draw:transform="rotate (1.5707963267949) translate (0.775cm 18.125cm)">
          <draw:text-box>
            <text:p text:style-name="P15"><text:span text:style-name="T17">Isolation from</text:span></text:p>
            <text:p text:style-name="P15"><text:span text:style-name="T17">Outside (DB...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Test code quality</text:p>
          </draw:text-box>
        </draw:frame>
        <draw:frame presentation:style-name="pr8" draw:text-style-name="P1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No copy paste / duplication</text:p>
                <text:list>
                  <text:list-item>
                    <text:p>Unmaintainable tests</text:p>
                  </text:list-item>
                </text:list>
              </text:list-item>
              <text:list-item>
                <text:p>F.I.R.S.T Principles of Unit Testing</text:p>
                <text:list>
                  <text:list-item>
                    <text:p>Fast</text:p>
                  </text:list-item>
                  <text:list-item>
                    <text:p>Isolated / independent</text:p>
                  </text:list-item>
                  <text:list-item>
                    <text:p>Repeatable</text:p>
                  </text:list-item>
                  <text:list-item>
                    <text:p>Self-Validating</text:p>
                  </text:list-item>
                  <text:list-item>
                    <text:p>Thorough</text:p>
                    <text:p/>
                  </text:list-item>
                </text:list>
                <text:p>Bad tests quality:</text:p>
                <text:p text:style-name="P28"><text:span text:style-name="T18">⇨</text:span><text:span text:style-name="T3"> </text:span>Throw away test</text:p>
                <text:p><text:span text:style-name="T18">⇨</text:span> Software ro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Facing complexity</text:p>
          </draw:text-box>
        </draw:frame>
        <draw:frame draw:style-name="standard" draw:layer="layout" svg:width="25.2cm" svg:height="13.116cm" svg:x="1.3cm" svg:y="5.522cm" presentation:class="table" presentation:user-transformed="true">
          <table:table table:template-name="sun" table:use-first-row-styles="true" table:use-banding-rows-styles="true">
            <table:table-column table:style-name="co7"/>
            <table:table-column table:style-name="co8"/>
            <table:table-row table:style-name="ro7">
              <table:table-cell table:style-name="ce21">
                <text:p text:style-name="P29"><text:span text:style-name="T19">Coverage</text:span></text:p>
              </table:table-cell>
              <table:table-cell table:style-name="ce22">
                <text:p text:style-name="P30"><text:span text:style-name="T20">Check</text:span></text:p>
              </table:table-cell>
            </table:table-row>
            <table:table-row table:style-name="ro8" table:default-cell-style-name="ce23">
              <table:table-cell>
                <text:p text:style-name="P31"><text:span text:style-name="T14">Function</text:span></text:p>
              </table:table-cell>
              <table:table-cell>
                <text:p text:style-name="P32"><text:span text:style-name="T14">Every functions covered</text:span></text:p>
              </table:table-cell>
            </table:table-row>
            <table:table-row table:style-name="ro8" table:default-cell-style-name="ce23">
              <table:table-cell>
                <text:p text:style-name="P31"><text:span text:style-name="T14">Line</text:span></text:p>
              </table:table-cell>
              <table:table-cell>
                <text:p text:style-name="P32"><text:span text:style-name="T14">Every line covered</text:span></text:p>
              </table:table-cell>
            </table:table-row>
            <table:table-row table:style-name="ro9" table:default-cell-style-name="ce23">
              <table:table-cell>
                <text:p text:style-name="P31"><text:span text:style-name="T14">Decision/Branch</text:span></text:p>
              </table:table-cell>
              <table:table-cell>
                <text:p text:style-name="P32"><text:span text:style-name="T14">Every if/switch branches; every goto, break, continue, return, throw; every catch</text:span></text:p>
              </table:table-cell>
            </table:table-row>
            <table:table-row table:style-name="ro9" table:default-cell-style-name="ce23">
              <table:table-cell>
                <text:p text:style-name="P31"><text:span text:style-name="T14">Condition</text:span></text:p>
              </table:table-cell>
              <table:table-cell>
                <text:p text:style-name="P32"><text:span text:style-name="T14">Every condition (evaluated true and false):</text:span></text:p>
                <text:p text:style-name="P32"><text:span text:style-name="T21">If (A || B) </text:span><text:span text:style-name="T22">⇨</text:span><text:span text:style-name="T14"> 2 conditions A and B</text:span></text:p>
              </table:table-cell>
            </table:table-row>
            <table:table-row table:style-name="ro9" table:default-cell-style-name="ce23">
              <table:table-cell>
                <text:p text:style-name="P31"><text:span text:style-name="T14">MCDC (Modified condition / decision coverage)</text:span></text:p>
              </table:table-cell>
              <table:table-cell>
                <text:p text:style-name="P32"><text:span text:style-name="T21">Every decision and condition true and false, but also condition change the decision by itself (major influence)</text:span></text:p>
                <text:p text:style-name="P32"><text:span text:style-name="T23">n conditions </text:span><text:span text:style-name="T22">⇨ n+1 tests</text:span></text:p>
              </table:table-cell>
            </table:table-row>
            <table:table-row table:style-name="ro9" table:default-cell-style-name="ce23">
              <table:table-cell>
                <text:p text:style-name="P31"><text:span text:style-name="T14">MCC (Multiple condition coverage)</text:span></text:p>
              </table:table-cell>
              <table:table-cell>
                <text:p text:style-name="P32"><text:span text:style-name="T14">Every possible combination for condition.</text:span></text:p>
                <text:p text:style-name="P32"><text:span text:style-name="T21">n conditions </text:span><text:span text:style-name="T22">⇨ up to 2</text:span><text:span text:style-name="T24">n</text:span><text:span text:style-name="T25"> test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Facing complexity, MCDC in details</text:p>
          </draw:text-box>
        </draw:frame>
        <draw:frame presentation:style-name="pr8" draw:text-style-name="P1" draw:layer="layout" svg:width="25.199cm" svg:height="1.182cm" svg:x="1.4cm" svg:y="4.914cm" presentation:class="outline" presentation:user-transformed="true">
          <draw:text-box>
            <text:list text:style-name="L2">
              <text:list-header>
                <text:p><text:span text:style-name="T26">if ((A || B) &amp;&amp; (C || D)) {...}</text:span></text:p>
              </text:list-header>
            </text:list>
          </draw:text-box>
        </draw:frame>
        <draw:frame draw:style-name="standard" draw:layer="layout" svg:width="19.621cm" svg:height="9.266cm" svg:x="7.176cm" svg:y="7.287cm">
          <table:table table:template-name="sun" table:use-first-row-styles="true" table:use-banding-rows-styles="true"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0" table:default-cell-style-name="ce24">
              <table:table-cell/>
              <table:table-cell>
                <text:p text:style-name="P33"><text:span text:style-name="T5">A</text:span></text:p>
              </table:table-cell>
              <table:table-cell>
                <text:p text:style-name="P33"><text:span text:style-name="T5">B</text:span></text:p>
              </table:table-cell>
              <table:table-cell>
                <text:p text:style-name="P33"><text:span text:style-name="T5">C</text:span></text:p>
              </table:table-cell>
              <table:table-cell>
                <text:p text:style-name="P33"><text:span text:style-name="T5">D</text:span></text:p>
              </table:table-cell>
              <table:table-cell>
                <text:p text:style-name="P33"><text:span text:style-name="T5">(A||B)&amp;&amp;(C||D)</text:span></text:p>
              </table:table-cell>
              <table:table-cell table:style-name="ce25">
                <text:p text:style-name="P34"><text:span text:style-name="T27">MCDC</text:span></text:p>
              </table:table-cell>
            </table:table-row>
            <table:table-row table:style-name="ro10" table:default-cell-style-name="ce27">
              <table:table-cell table:style-name="ce26">
                <text:p text:style-name="P15">1</text:p>
              </table:table-cell>
              <table:table-cell>
                <text:p text:style-name="P35"><text:span text:style-name="T28">F</text:span></text:p>
              </table:table-cell>
              <table:table-cell>
                <text:p text:style-name="P35"><text:span text:style-name="T28">F</text:span></text:p>
              </table:table-cell>
              <table:table-cell table:style-name="ce28">
                <text:p text:style-name="P36"><text:span text:style-name="T29">_</text:span></text:p>
              </table:table-cell>
              <table:table-cell table:style-name="ce28">
                <text:p text:style-name="P36"><text:span text:style-name="T29">_</text:span></text:p>
              </table:table-cell>
              <table:table-cell>
                <text:p text:style-name="P35"><text:span text:style-name="T28">F</text:span></text:p>
              </table:table-cell>
              <table:table-cell>
                <text:p><text:span text:style-name="T30">4 - (</text:span><text:span text:style-name="T31">F</text:span><text:span text:style-name="T32"> </text:span><text:span text:style-name="T33">V</text:span><text:span text:style-name="T34">)</text:span></text:p>
              </table:table-cell>
            </table:table-row>
            <table:table-row table:style-name="ro10" table:default-cell-style-name="ce27">
              <table:table-cell table:style-name="ce26">
                <text:p text:style-name="P15">2</text:p>
              </table:table-cell>
              <table:table-cell>
                <text:p text:style-name="P35"><text:span text:style-name="T28">F</text:span></text:p>
              </table:table-cell>
              <table:table-cell>
                <text:p text:style-name="P35"><text:span text:style-name="T35">V</text:span></text:p>
              </table:table-cell>
              <table:table-cell>
                <text:p text:style-name="P35"><text:span text:style-name="T28">F</text:span></text:p>
              </table:table-cell>
              <table:table-cell table:style-name="ce29">
                <text:p text:style-name="P37"><text:span text:style-name="T28">F</text:span></text:p>
              </table:table-cell>
              <table:table-cell>
                <text:p text:style-name="P35"><text:span text:style-name="T28">F</text:span></text:p>
              </table:table-cell>
              <table:table-cell table:style-name="ce30">
                <text:p text:style-name="P38"><text:span text:style-name="T34">2</text:span></text:p>
              </table:table-cell>
            </table:table-row>
            <table:table-row table:style-name="ro10" table:default-cell-style-name="ce27">
              <table:table-cell table:style-name="ce26">
                <text:p text:style-name="P15">3</text:p>
              </table:table-cell>
              <table:table-cell>
                <text:p text:style-name="P35"><text:span text:style-name="T28">F</text:span></text:p>
              </table:table-cell>
              <table:table-cell>
                <text:p text:style-name="P35"><text:span text:style-name="T35">V</text:span></text:p>
              </table:table-cell>
              <table:table-cell table:style-name="ce29">
                <text:p text:style-name="P37"><text:span text:style-name="T28">F</text:span></text:p>
              </table:table-cell>
              <table:table-cell table:style-name="ce24">
                <text:p text:style-name="P33"><text:span text:style-name="T35">V</text:span></text:p>
              </table:table-cell>
              <table:table-cell>
                <text:p text:style-name="P39"><text:span text:style-name="T35">V</text:span></text:p>
              </table:table-cell>
              <table:table-cell>
                <text:p><text:span text:style-name="T34">3</text:span></text:p>
              </table:table-cell>
            </table:table-row>
            <table:table-row table:style-name="ro10" table:default-cell-style-name="ce27">
              <table:table-cell table:style-name="ce26">
                <text:p text:style-name="P15">4</text:p>
              </table:table-cell>
              <table:table-cell>
                <text:p text:style-name="P35"><text:span text:style-name="T28">F</text:span></text:p>
              </table:table-cell>
              <table:table-cell table:style-name="ce29">
                <text:p text:style-name="P37"><text:span text:style-name="T35">V</text:span></text:p>
              </table:table-cell>
              <table:table-cell>
                <text:p text:style-name="P35"><text:span text:style-name="T35">V</text:span></text:p>
              </table:table-cell>
              <table:table-cell table:style-name="ce28">
                <text:p text:style-name="P36"><text:span text:style-name="T29">_</text:span></text:p>
              </table:table-cell>
              <table:table-cell>
                <text:p text:style-name="P35"><text:span text:style-name="T35">V</text:span></text:p>
              </table:table-cell>
              <table:table-cell table:style-name="ce31">
                <text:p text:style-name="P40"><text:span text:style-name="T36">1 - (</text:span><text:span text:style-name="T37">F</text:span><text:span text:style-name="T38">)</text:span></text:p>
              </table:table-cell>
            </table:table-row>
            <table:table-row table:style-name="ro10" table:default-cell-style-name="ce27">
              <table:table-cell table:style-name="ce32">
                <text:p text:style-name="P15">5</text:p>
              </table:table-cell>
              <table:table-cell table:style-name="ce33">
                <text:p text:style-name="P37"><text:span text:style-name="T35">V</text:span></text:p>
              </table:table-cell>
              <table:table-cell table:style-name="ce24">
                <text:p text:style-name="P33"><text:span text:style-name="T5">_</text:span></text:p>
              </table:table-cell>
              <table:table-cell>
                <text:p text:style-name="P35"><text:span text:style-name="T28">F</text:span></text:p>
              </table:table-cell>
              <table:table-cell>
                <text:p text:style-name="P35"><text:span text:style-name="T28">F</text:span></text:p>
              </table:table-cell>
              <table:table-cell>
                <text:p text:style-name="P35"><text:span text:style-name="T28">F</text:span></text:p>
              </table:table-cell>
              <table:table-cell/>
            </table:table-row>
            <table:table-row table:style-name="ro10" table:default-cell-style-name="ce29">
              <table:table-cell table:style-name="ce26">
                <text:p text:style-name="P15">6</text:p>
              </table:table-cell>
              <table:table-cell>
                <text:p text:style-name="P37"><text:span text:style-name="T35">V</text:span></text:p>
              </table:table-cell>
              <table:table-cell table:style-name="ce24">
                <text:p text:style-name="P33"><text:span text:style-name="T5">_</text:span></text:p>
              </table:table-cell>
              <table:table-cell table:style-name="ce27">
                <text:p text:style-name="P35"><text:span text:style-name="T28">F</text:span></text:p>
              </table:table-cell>
              <table:table-cell>
                <text:p text:style-name="P37"><text:span text:style-name="T35">V</text:span></text:p>
              </table:table-cell>
              <table:table-cell>
                <text:p text:style-name="P37"><text:span text:style-name="T35">V</text:span></text:p>
              </table:table-cell>
              <table:table-cell table:style-name="ce34">
                <text:p text:style-name="P38"><text:span text:style-name="T34">5</text:span></text:p>
              </table:table-cell>
            </table:table-row>
            <table:table-row table:style-name="ro11" table:default-cell-style-name="ce29">
              <table:table-cell table:style-name="ce32">
                <text:p text:style-name="P15">7</text:p>
              </table:table-cell>
              <table:table-cell>
                <text:p text:style-name="P37"><text:span text:style-name="T35">V</text:span></text:p>
              </table:table-cell>
              <table:table-cell table:style-name="ce24">
                <text:p text:style-name="P33"><text:span text:style-name="T5">_</text:span></text:p>
              </table:table-cell>
              <table:table-cell>
                <text:p text:style-name="P37"><text:span text:style-name="T35">V</text:span></text:p>
              </table:table-cell>
              <table:table-cell table:style-name="ce24">
                <text:p text:style-name="P33"><text:span text:style-name="T5">_</text:span></text:p>
              </table:table-cell>
              <table:table-cell>
                <text:p text:style-name="P37"><text:span text:style-name="T35">V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4" draw:text-style-name="P41" draw:layer="layout" svg:width="6.739cm" svg:height="7.797cm" svg:x="0.254cm" svg:y="7.62cm">
          <draw:text-box>
            <text:p><text:span text:style-name="T39">4 conditions </text:span><text:span text:style-name="T22">⇨</text:span></text:p>
            <text:p><text:span text:style-name="T14"/></text:p>
            <text:list text:style-name="L1">
              <text:list-item>
                <text:p><text:span text:style-name="T14">All combinations:</text:span></text:p>
              </text:list-item>
            </text:list>
            <text:p><text:span text:style-name="T14"><text:tab/></text:span><text:span text:style-name="T40">2</text:span><text:span text:style-name="T41">4</text:span><text:span text:style-name="T40"> = 16</text:span></text:p>
            <text:p><text:span text:style-name="T14"/></text:p>
            <text:list text:continue-numbering="true" text:style-name="L1">
              <text:list-item>
                <text:p><text:span text:style-name="T14">Reachable combinations (MCC):</text:span></text:p>
              </text:list-item>
            </text:list>
            <text:p><text:span text:style-name="T14"><text:tab/></text:span><text:span text:style-name="T40">7</text:span></text:p>
            <text:p><text:span text:style-name="T14"/></text:p>
            <text:list text:continue-numbering="true" text:style-name="L1">
              <text:list-item>
                <text:p><text:span text:style-name="T14">MCDC (yellow):</text:span></text:p>
              </text:list-item>
            </text:list>
            <text:p><text:span text:style-name="T14"><text:tab/></text:span><text:span text:style-name="T40">5</text:span></text:p>
          </draw:text-box>
        </draw:frame>
        <draw:frame draw:style-name="gr15" draw:text-style-name="P2" draw:layer="layout" svg:width="24.81cm" svg:height="0.962cm" svg:x="1.062cm" svg:y="18.396cm">
          <draw:text-box>
            <text:p>Find the best coverage compromise by combining unit, integration and functional tests.</text:p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Next objective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Essence of software and SOLID princip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Reference</text:p>
          </draw:text-box>
        </draw:frame>
        <draw:frame presentation:style-name="pr11" draw:text-style-name="P43" draw:layer="layout" svg:width="25.199cm" svg:height="13.758cm" svg:x="1.4cm" svg:y="4.672cm" presentation:class="outline" presentation:user-transformed="true">
          <draw:text-box>
            <text:list text:style-name="L2">
              <text:list-item>
                <text:p text:style-name="P42"><text:span text:style-name="T42"><text:a xlink:href="http://misko.hevery.com/attachments/Guide-Writing%20Testable%20Code.pdf" xlink:type="simple">http://misko.hevery.com/attachments/Guide-Writing%20Testable%20Code.pdf</text:a></text:span></text:p>
              </text:list-item>
              <text:list-item>
                <text:p text:style-name="P42"><text:span text:style-name="T42"><text:a xlink:href="https://www.youtube.com/watch?v=XcT4yYu_TTs" xlink:type="simple">https://www.youtube.com/watch?v=XcT4yYu_TTs</text:a></text:span></text:p>
              </text:list-item>
              <text:list-item>
                <text:p text:style-name="P42"><text:span text:style-name="T42">Extreme Programming Explained, Embrace Change – Kent Beck</text:span></text:p>
              </text:list-item>
              <text:list-item>
                <text:p text:style-name="P42"><text:span text:style-name="T42">xUnit Test Patterns, Refactoring Test Code – Gerard Meszaros</text:span></text:p>
              </text:list-item>
              <text:list-item>
                <text:p text:style-name="P42"><text:span text:style-name="T42">Object-Oriented Software Engineering: A Use Case Driven Approach - Ivar Jacobson</text:span></text:p>
              </text:list-item>
              <text:list-item>
                <text:p text:style-name="P42"><text:span text:style-name="T42"><text:a xlink:href="https://blog.cleancoder.com/uncle-bob/2017/03/03/TDD-Harms-Architecture.html" xlink:type="simple">https://blog.cleancoder.com/uncle-bob/2017/03/03/TDD-Harms-Architecture.html</text:a></text:span></text:p>
              </text:list-item>
              <text:list-item>
                <text:p text:style-name="P42"><text:span text:style-name="T42"><text:a xlink:href="https://site.mockito.org/" xlink:type="simple">https://site.mockito.org/</text:a></text:span></text:p>
                <text:list>
                  <text:list-item>
                    <text:p text:style-name="P42"><text:span text:style-name="T42"><text:a xlink:href="https://javadoc.io/doc/org.mockito/mockito-core/latest/org/mockito/Mockito.html" xlink:type="simple">https://javadoc.io/doc/org.mockito/mockito-core/latest/org/mockito/Mockito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DejaVu Math TeX Gyre3" svg:font-family="'DejaVu Math TeX Gyre'"/>
    <style:font-face style:name="DejaVu Math TeX Gyre9" svg:font-family="'DejaVu Math TeX Gyre'" style:font-adornments="Normal"/>
    <style:font-face style:name="DejaVu Math TeX Gyre6" svg:font-family="'DejaVu Math TeX Gyre'" style:font-adornments="Semibold"/>
    <style:font-face style:name="DejaVu Math TeX Gyre11" svg:font-family="'DejaVu Math TeX Gyre'" style:font-adornments="太字"/>
    <style:font-face style:name="DejaVu Math TeX Gyre2" svg:font-family="'DejaVu Math TeX Gyre'" style:font-adornments="標準"/>
    <style:font-face style:name="OpenSymbol2" svg:font-family="OpenSymbol, 'Arial Unicode MS'"/>
    <style:font-face style:name="DejaVu Math TeX Gyre" svg:font-family="'DejaVu Math TeX Gyre'" style:font-family-generic="roman"/>
    <style:font-face style:name="Liberation Sans4" svg:font-family="'Liberation Sans'" style:font-family-generic="roman"/>
    <style:font-face style:name="FreeSans3" svg:font-family="FreeSans" style:font-family-generic="swiss"/>
    <style:font-face style:name="DejaVu Math TeX Gyre7" svg:font-family="'DejaVu Math TeX Gyre'" style:font-family-generic="system"/>
    <style:font-face style:name="FreeSans4" svg:font-family="FreeSans" style:font-family-generic="system"/>
    <style:font-face style:name="Noto Sans CJK SC Regular1" svg:font-family="'Noto Sans CJK SC Regular'" style:font-family-generic="system"/>
    <style:font-face style:name="DejaVu Math TeX Gyre4" svg:font-family="'DejaVu Math TeX Gyre'" style:font-pitch="variable"/>
    <style:font-face style:name="DejaVu Math TeX Gyre8" svg:font-family="'DejaVu Math TeX Gyre'" style:font-adornments="Normal" style:font-pitch="variable"/>
    <style:font-face style:name="DejaVu Math TeX Gyre5" svg:font-family="'DejaVu Math TeX Gyre'" style:font-adornments="Semibold" style:font-pitch="variable"/>
    <style:font-face style:name="DejaVu Math TeX Gyre10" svg:font-family="'DejaVu Math TeX Gyre'" style:font-adornments="太字" style:font-pitch="variable"/>
    <style:font-face style:name="DejaVu Math TeX Gyre1" svg:font-family="'DejaVu Math TeX Gyre'" style:font-adornments="標準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852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ffffff" loext:opacity="100%" fo:font-size="14pt"/>
    </style:style>
    <style:style style:name="MP10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MP11" style:family="paragraph">
      <style:paragraph-properties fo:text-align="center" style:writing-mode="lr-tb"/>
      <style:text-properties fo:color="#ffffff" loext:opacity="100%"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loext:opacity="100%" fo:font-size="14pt"/>
    </style:style>
    <style:style style:name="MP13" style:family="paragraph">
      <style:paragraph-properties fo:text-align="end" style:writing-mode="lr-tb"/>
      <style:text-properties fo:color="#ffffff" loext:opacity="10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loext:opacity="100%" fo:font-size="14pt"/>
    </style:style>
    <style:style style:name="MP15" style:family="paragraph">
      <style:paragraph-properties style:writing-mode="lr-tb"/>
      <style:text-properties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4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 style:writing-mode="lr-tb"/>
    </style:style>
    <style:style style:name="MP21" style:family="paragraph">
      <loext:graphic-properties draw:fill="none"/>
      <style:paragraph-properties fo:text-align="start" style:writing-mode="lr-tb"/>
    </style:style>
    <style:style style:name="MP22" style:family="paragraph">
      <style:paragraph-properties fo:text-align="center" style:writing-mode="lr-tb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loext:graphic-properties draw:fill="none"/>
      <style:paragraph-properties fo:text-align="center" style:writing-mode="lr-tb"/>
    </style:style>
    <style:style style:name="MP25" style:family="paragraph">
      <style:paragraph-properties style:writing-mode="lr-tb"/>
      <style:text-properties style:use-window-font-color="true" loext:opacity="0%" fo:font-size="14pt"/>
    </style:style>
    <style:style style:name="MP26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27" style:family="paragraph">
      <style:paragraph-properties fo:text-align="end" style:writing-mode="lr-tb"/>
      <style:text-properties style:use-window-font-color="true" loext:opacity="0%"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loext:opacity="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4" draw:text-style-name="MP8" draw:layer="backgroundobjects" svg:width="14.599cm" svg:height="10.1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6" draw:layer="backgroundobjects" svg:width="9.369cm" svg:height="1.396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369cm" svg:height="1.396cm" svg:x="12.219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369cm" svg:height="1.396cm" svg:x="0cm" svg:y="26.543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369cm" svg:height="1.396cm" svg:x="12.219cm" svg:y="26.543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11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5.265cm" svg:height="10.476cm" svg:x="3.161cm" svg:y="2.123cm" presentation:class="page"/>
        <draw:frame presentation:style-name="Midnightblue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4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5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5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4.2$Linux_X86_64 LibreOffice_project/00$Build-2</meta:generator>
    <dc:date>2022-03-20T22:26:15.705110892</dc:date>
    <meta:editing-duration>PT12H56M46S</meta:editing-duration>
    <meta:editing-cycles>125</meta:editing-cycles>
    <meta:document-statistic meta:object-count="290"/>
  </office:meta>
</office:document-meta>
</file>